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Lecturer socio essex : ~</text:p>
          </table:table-cell>
          <table:table-cell office:value-type="string" calcext:value-type="string">
            <text:p><text:a xlink:href="https://hrorganiser.essex.ac.uk/tlive_webrecruitment/wrd/run/ETREC107GF.open?VACANCY_ID=023433NxwY&amp;WVID=9918109NEm&amp;LANG=USA" xlink:type="simple">https://hrorganiser.essex.ac.uk/tlive_webrecruitment/wrd/run/ETREC107GF.open?VACANCY_ID=023433NxwY&amp;WVID=9918109NEm&amp;LANG=USA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resilience Oxford (dead 26/05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9872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9872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irceco WUR (dead 26/05)</text:p>
          </table:table-cell>
          <table:table-cell office:value-type="string" calcext:value-type="string">
            <text:p><text:a xlink:href="https://www.wur.nl/en/vacancy/Postdoc-position-Really-closing-the-Loop-the-role-of-cities-in-circular-Food-Systems.htm" xlink:type="simple">https://www.wur.nl/en/vacancy/Postdoc-position-Really-closing-the-Loop-the-role-of-cities-in-circular-Food-Systems.htm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nure track cafoscari (dead 06/05)</text:p>
          </table:table-cell>
          <table:table-cell office:value-type="string" calcext:value-type="string">
            <text:p><text:a xlink:href="https://inomics.com/job/tenure-track-position-in-mathematics-for-economics-at-ca-foscari-university-venice-italy-associate-professor-1511200" xlink:type="simple">https://inomics.com/job/tenure-track-position-in-mathematics-for-economics-at-ca-foscari-university-venice-italy-associate-professor-151120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MIT (~: planning)</text:p>
          </table:table-cell>
          <table:table-cell office:value-type="string" calcext:value-type="string">
            <text:p><text:a xlink:href="https://apply.interfolio.com/86148" xlink:type="simple">https://apply.interfolio.com/86148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Bristol (~)</text:p>
          </table:table-cell>
          <table:table-cell office:value-type="string" calcext:value-type="string">
            <text:p><text:a xlink:href="https://www.jobs.ac.uk/job/CFF558/lecturer-in-geographical-information-science" xlink:type="simple">https://www.jobs.ac.uk/job/CFF558/lecturer-in-geographical-information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digital twins Singapore (~)</text:p>
          </table:table-cell>
          <table:table-cell office:value-type="string" calcext:value-type="string">
            <text:p><text:a xlink:href="https://ual.sg/openings/ads/2021-04-postdoc/" xlink:type="simple">https://ual.sg/openings/ads/2021-04-postdoc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Leiden (fit ~)</text:p>
          </table:table-cell>
          <table:table-cell office:value-type="string" calcext:value-type="string">
            <text:p><text:a xlink:href="https://www.academictransfer.com/nl/299434/postdoc-science-studies/" xlink:type="simple">https://www.academictransfer.com/nl/299434/postdoc-science-studie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lasgow (too late 04/05)</text:p>
          </table:table-cell>
          <table:table-cell office:value-type="string" calcext:value-type="string">
            <text:p><text:a xlink:href="https://www.jobs.ac.uk/job/CFB195/lecturer-senior-lecturer-in-geospatial-information-science-gis" xlink:type="simple">https://www.jobs.ac.uk/job/CFB195/lecturer-senior-lecturer-in-geospatial-information-science-gi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asa C Zhong</text:p>
          </table:table-cell>
          <table:table-cell office:value-type="string" calcext:value-type="string">
            <text:p><text:a xlink:href="https://www.jobs.ac.uk/job/CFN347/research-fellow-in-urban-mobility" xlink:type="simple">https://www.jobs.ac.uk/job/CFN347/research-fellow-in-urban-mobility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aalto (31/05)</text:p>
          </table:table-cell>
          <table:table-cell office:value-type="string" calcext:value-type="string">
            <text:p><text:a xlink:href="https://www.aalto.fi/en/open-positions/positions-for-multidisciplinary-postdoctoral-researchers-in-built-environment" xlink:type="simple">https://www.aalto.fi/en/open-positions/positions-for-multidisciplinary-postdoctoral-researchers-in-built-environment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torat 12 mois : mobilités de pratiquants de sport de nature en montagne</text:p>
          </table:table-cell>
          <table:table-cell/>
          <table:table-cell office:value-type="string" calcext:value-type="string">
            <text:p>(geotamtam – too late 16/04 le 28/04)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 table:number-columns-repeated="3"/>
          <table:table-cell office:value-type="string" calcext:value-type="string">
            <text:p>(sujet interessant, mais dead: 6 mois, mi avril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RDD: LVMT/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5"/>
        </table:table-row>
      </table:table>
      <table:table table:name="Ressources" table:style-name="ta1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3:14:37.54489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5-27T13:31:18.425515709</dc:date>
    <meta:editing-duration>P48DT15H41M57S</meta:editing-duration>
    <meta:editing-cycles>104</meta:editing-cycles>
    <meta:generator>LibreOffice/5.4.6.2$MacOSX_X86_64 LibreOffice_project/4014ce260a04f1026ba855d3b8d91541c224eab8</meta:generator>
    <meta:document-statistic meta:table-count="2" meta:cell-count="201" meta:object-count="0"/>
  </office:meta>
</office:document-meta>
</file>